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d2a" officeooo:paragraph-rsid="0017cd2a"/>
    </style:style>
    <style:style style:name="P2" style:family="paragraph" style:parent-style-name="Standard">
      <style:text-properties officeooo:rsid="00198a8e" officeooo:paragraph-rsid="00198a8e"/>
    </style:style>
    <style:style style:name="P3" style:family="paragraph" style:parent-style-name="Standard">
      <style:text-properties officeooo:rsid="00198a8e" officeooo:paragraph-rsid="001dbfa6"/>
    </style:style>
    <style:style style:name="P4" style:family="paragraph" style:parent-style-name="Standard">
      <style:text-properties officeooo:rsid="0019be5f" officeooo:paragraph-rsid="0019be5f"/>
    </style:style>
    <style:style style:name="P5" style:family="paragraph" style:parent-style-name="Standard">
      <style:paragraph-properties fo:margin-left="0cm" fo:margin-right="1cm" fo:margin-top="0cm" fo:margin-bottom="0cm" style:contextual-spacing="false" fo:line-height="100%" fo:text-indent="0cm" style:auto-text-indent="false"/>
      <style:text-properties officeooo:rsid="00198a8e" officeooo:paragraph-rsid="001f8281"/>
    </style:style>
    <style:style style:name="T1" style:family="text">
      <style:text-properties officeooo:rsid="0017cd2a"/>
    </style:style>
    <style:style style:name="T2" style:family="text">
      <style:text-properties officeooo:rsid="00198a8e"/>
    </style:style>
    <style:style style:name="T3" style:family="text">
      <style:text-properties officeooo:rsid="0019be5f"/>
    </style:style>
    <style:style style:name="T4" style:family="text">
      <style:text-properties officeooo:rsid="001dbfa6"/>
    </style:style>
    <style:style style:name="T5" style:family="text">
      <style:text-properties fo:color="#800000" fo:font-size="12pt" fo:font-weight="normal" officeooo:rsid="001be1cc" style:font-size-asian="12pt" style:font-weight-asian="normal" style:font-size-complex="12pt" style:font-weight-complex="normal"/>
    </style:style>
    <style:style style:name="T6" style:family="text">
      <style:text-properties fo:color="#800000" fo:font-size="12pt" fo:font-weight="normal" officeooo:rsid="0030d3cf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be1c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0d3c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be1cc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30d3cf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1f8281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do mount /dev/<text:span text:style-name="T4">sdb1</text:span> <text:s/>/mnt/boot</text:p>
      <text:p text:style-name="P3"/>
      <text:p text:style-name="P3">sudo mount /dev/<text:span text:style-name="T4">sdb2</text:span> <text:s/>/mnt/root</text:p>
      <text:p text:style-name="P2"/>
      <text:p text:style-name="P2">export PATH=$PATH:/home/bathirak/gcc-linaro-6.3.1-2017.05-x86_64_aarch64-linux-gnu/bin </text:p>
      <text:p text:style-name="Standard"/>
      <text:p text:style-name="Standard"><text:span text:style-name="T1">sudo </text:span>make ARCH=arm64 CROSS_COMPILE=aarch64-linux-gnu- bcmrpi3_defconfig</text:p>
      <text:p text:style-name="Standard"/>
      <text:p text:style-name="Standard"><text:span text:style-name="T1">sudo </text:span>make -j<text:span text:style-name="T3">4</text:span> ARCH=arm64 CROSS_COMPILE=aarch64-linux-gnu-</text:p>
      <text:p text:style-name="Standard"/>
      <text:p text:style-name="Standard"><text:span text:style-name="T1">sudo </text:span>cp arch/arm64/boot/Image /mnt/boot/kernel8.img</text:p>
      <text:p text:style-name="Standard"/>
      <text:p text:style-name="Standard"><text:span text:style-name="T1">sudo </text:span>cp arch/arm64/boot/dts/broadcom/bcm2<text:span text:style-name="T1">837</text:span>-rpi-3-b.dtb /mnt/boot/</text:p>
      <text:p text:style-name="P2"/>
      <text:p text:style-name="P5"><text:span text:style-name="Strong_20_Emphasis"><text:span text:style-name="T11">sudo cp </text:span></text:span><text:span text:style-name="Strong_20_Emphasis"><text:span text:style-name="T9">/arch/arm64/boot/dts/overlays/*.dtbo <text:s/>/</text:span></text:span><text:span text:style-name="Strong_20_Emphasis"><text:span text:style-name="T11">mnt</text:span></text:span><text:span text:style-name="Strong_20_Emphasis"><text:span text:style-name="T10">/boot</text:span></text:span><text:span text:style-name="Strong_20_Emphasis"><text:span text:style-name="T9">/overlays/</text:span></text:span></text:p>
      <text:p text:style-name="P2"/>
      <text:p text:style-name="P1">sudo vim /mnt/boot/config.txt</text:p>
      <text:p text:style-name="P1"/>
      <text:p text:style-name="P4">sudo make ARCH=arm64 CROSS_COMPILE=aarch64-linux-gnu- modules</text:p>
      <text:p text:style-name="P1"/>
      <text:p text:style-name="P4">sudo make ARCH=arm64 CROSS_COMPILE=aarch64-linux-gnu- INSTALL_MOD_PATH=/mnt/root modules_install</text:p>
      <text:p text:style-name="P1"/>
      <text:p text:style-name="P2">sudo umount /mnt/boot</text:p>
      <text:p text:style-name="P2"/>
      <text:p text:style-name="P2">sudo umount /mnt/root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14:02.596320368</meta:creation-date>
    <dc:date>2017-09-07T15:43:17.362149725</dc:date>
    <meta:editing-duration>PT2H32M2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52" meta:character-count="688" meta:non-whitespace-character-count="645"/>
  </office:meta>
</office:document-meta>
</file>